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Helvetica-Black" svg:font-family="Helvetica-Black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0000"/>
    </style:style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715cm" fo:min-width="0.172cm" draw:shadow="hidden"/>
    </style:style>
    <style:style style:name="P1" style:family="paragraph">
      <loext:graphic-properties draw:fill="solid" draw:fill-color="#ffffff"/>
      <style:paragraph-properties fo:text-align="center" style:writing-mode="lr-tb"/>
      <style:text-properties style:font-name="Helvetica-Black"/>
    </style:style>
  </office:automatic-styles>
  <office:body>
    <office:drawing>
      <draw:page draw:name="page1" draw:style-name="dp1" draw:master-page-name="Padrão">
        <draw:path draw:style-name="gr1" draw:text-style-name="P1" draw:layer="layout" svg:width="2.923cm" svg:height="3.133cm" svg:x="0.236cm" svg:y="0.116cm" svg:viewBox="0 0 2924 3134" svg:d="M1894 1831c44-76 67-162 67-250s-23-174-67-250-107-139-183-183-162-67-250-67-174 23-250 67-139 107-183 183-67 162-67 250 23 174 67 250 107 139 183 183 162 67 250 67 174-23 250-67 139-107 183-183zM1186 39c44-26 94-39 145-39h263c51 0 100 13 144 39 44 25 81 62 106 105 25 44 39 94 39 145v413c23 11 45 23 68 36 17 10 35 21 52 32l356-206c43-25 93-38 144-38s101 13 145 38c43 26 80 62 105 106l132 228c25 44 39 94 39 144 0 51-14 101-39 145-26 44-62 80-106 106l-345 199c2 30 4 60 4 89 0 22-1 42-2 63l343 198c43 26 80 62 105 106 26 44 39 94 39 145 0 50-13 100-39 144l-131 228c-26 44-62 80-106 106-44 25-94 38-144 38-51 0-101-13-145-38l-333-193c-24 17-49 33-74 47-23 13-45 25-68 36v384c0 51-14 101-39 145-25 43-62 80-106 105-44 26-93 39-144 39h-263c-51 0-101-13-145-39-44-25-80-62-106-105-25-44-38-94-38-145v-385c-23-11-44-22-66-35-26-15-51-31-75-48l-336 194c-43 25-93 38-144 38s-101-13-145-38c-43-26-80-62-105-106l-132-228c-25-44-39-94-39-144 0-51 14-101 39-145 26-44 62-80 106-106l346-199c-2-21-2-41-2-61 0-30 1-59 4-88l-348-201c-44-26-81-62-106-106-26-44-39-94-39-145 0-50 13-100 39-144l131-228c26-44 62-80 106-106 44-25 94-38 145-38 50 0 100 13 144 38l358 207c17-12 35-23 53-33 22-13 43-24 66-35v-414c0-51 13-101 38-144 26-44 62-81 106-106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Helvetica-Black" svg:font-family="Helvetica-Black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.39cm" fo:page-height="3.3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17T13:35:43.621000000</meta:creation-date>
    <dc:date>2023-01-19T13:25:20.548000000</dc:date>
    <meta:editing-duration>PT16M51S</meta:editing-duration>
    <meta:editing-cycles>7</meta:editing-cycles>
    <meta:generator>LibreOffice/7.4.1.2$Windows_X86_64 LibreOffice_project/3c58a8f3a960df8bc8fd77b461821e42c061c5f0</meta:generator>
    <meta:document-statistic meta:object-count="1"/>
  </office:meta>
</office:document-meta>
</file>